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1">
      <style:text-properties officeooo:rsid="00091818" officeooo:paragraph-rsid="00091818"/>
    </style:style>
    <style:style style:name="P5" style:family="paragraph" style:parent-style-name="Text_20_body" style:list-style-name="L2">
      <style:text-properties officeooo:rsid="000ef533" officeooo:paragraph-rsid="000ef533"/>
    </style:style>
    <style:style style:name="P6" style:family="paragraph" style:parent-style-name="Text_20_body" style:list-style-name="L2">
      <style:text-properties officeooo:rsid="00154f18" officeooo:paragraph-rsid="00154f18"/>
    </style:style>
    <style:style style:name="P7" style:family="paragraph" style:parent-style-name="Text_20_body" style:list-style-name="L3">
      <style:text-properties officeooo:rsid="002738b1" officeooo:paragraph-rsid="002738b1"/>
    </style:style>
    <style:style style:name="T1" style:family="text">
      <style:text-properties officeooo:rsid="000c4086"/>
    </style:style>
    <style:style style:name="T2" style:family="text">
      <style:text-properties fo:font-weight="bold" officeooo:rsid="000c7012" style:font-weight-asian="bold" style:font-weight-complex="bold"/>
    </style:style>
    <style:style style:name="T3" style:family="text">
      <style:text-properties officeooo:rsid="000ef533"/>
    </style:style>
    <style:style style:name="T4" style:family="text">
      <style:text-properties officeooo:rsid="000fc07a"/>
    </style:style>
    <style:style style:name="T5" style:family="text">
      <style:text-properties officeooo:rsid="001003f3"/>
    </style:style>
    <style:style style:name="T6" style:family="text">
      <style:text-properties officeooo:rsid="0011b64b"/>
    </style:style>
    <style:style style:name="T7" style:family="text">
      <style:text-properties officeooo:rsid="0013354a"/>
    </style:style>
    <style:style style:name="T8" style:family="text">
      <style:text-properties officeooo:rsid="00280d15"/>
    </style:style>
    <style:style style:name="T9" style:family="text">
      <style:text-properties officeooo:rsid="0029c3db"/>
    </style:style>
    <style:style style:name="T10" style:family="text">
      <style:text-properties officeooo:rsid="0029fc2e"/>
    </style:style>
    <style:style style:name="T11" style:family="text">
      <style:text-properties officeooo:rsid="002be487"/>
    </style:style>
    <style:style style:name="T12" style:family="text">
      <style:text-properties officeooo:rsid="002ca976"/>
    </style:style>
    <style:style style:name="T13" style:family="text">
      <style:text-properties officeooo:rsid="002dffb2"/>
    </style:style>
    <style:style style:name="T14" style:family="text">
      <style:text-properties officeooo:rsid="0035a4e0"/>
    </style:style>
    <style:style style:name="T15" style:family="text">
      <style:text-properties officeooo:rsid="0038c9f2"/>
    </style:style>
    <style:style style:name="T16" style:family="text">
      <style:text-properties officeooo:rsid="003af136"/>
    </style:style>
    <style:style style:name="T17" style:family="text">
      <style:text-properties officeooo:rsid="0045c4cd"/>
    </style:style>
    <style:style style:name="T18" style:family="text">
      <style:text-properties officeooo:rsid="0051dbe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6:19-34</text:h>
      <text:h text:style-name="Heading_20_2" text:outline-level="2"><text:bookmark text:name="en-GNT-26348"/>Riches in Heaven <text:span text:style-name="T3">(19-21)</text:span></text:h>
      <text:list xml:id="list2581383232" text:style-name="L1">
        <text:list-item>
          <text:p text:style-name="P1">“Do not store up riches for yourselves here on earth, where moths and rust destroy, and robbers break in and steal. <text:bookmark text:name="en-GNT-26349"/>Instead, store up riches for yourselves in heaven, where moths and rust cannot destroy, and robbers cannot break in and steal. <text:bookmark text:name="en-GNT-26350"/>For your heart will always be where your riches are.</text:p>
        </text:list-item>
        <text:list-item>
          <text:p text:style-name="P4">Our life he<text:span text:style-name="T16">re</text:span> on earth is short and whatever we gather will be left here when we die; whatever we gather here can be stolen and it will be destroyed by moth and rust. <text:s/>Hence, let’s store our riches in heaven, where our heart will be alway<text:span text:style-name="T1">s</text:span>, where nothing can destroy or steal. <text:span text:style-name="T2">How do we store riches in heaven?</text:span></text:p>
        </text:list-item>
      </text:list>
      <text:h text:style-name="Heading_20_2" text:outline-level="2"><text:bookmark text:name="en-GNT-26351"/>The Light of the Body <text:span text:style-name="T3">(22-23)</text:span></text:h>
      <text:list xml:id="list3594196109" text:style-name="L2">
        <text:list-item>
          <text:p text:style-name="P2">“The eyes are like a lamp for the body. If your eyes are sound, your whole body will be full of light;<text:bookmark text:name="en-GNT-26352"/> but if your eyes are no good, your body will be in darkness. So if the light in you is darkness, how terribly dark it will be!</text:p>
        </text:list-item>
        <text:list-item>
          <text:p text:style-name="P5"><text:span text:style-name="T5">I’m amazed by t</text:span>he power the eyes hold, <text:span text:style-name="T4">they are the lamp of the body. </text:span><text:span text:style-name="T5">The eyes </text:span><text:span text:style-name="T6">enable is to see where we’re going. With sound eyes the body will be full of light, we’ll go to good places. With poor eyes, the body will be in darkness and we’ll </text:span><text:span text:style-name="T7">go to destruction.</text:span></text:p>
        </text:list-item>
        <text:list-item>
          <text:p text:style-name="P6">We should train our eyes to see good thing and not bad things; if we see good we’ll follow good and if we see bad we’ll follow bad.</text:p>
        </text:list-item>
      </text:list>
      <text:h text:style-name="Heading_20_2" text:outline-level="2"><text:bookmark text:name="en-GNT-26353"/>God and Possessions <text:span text:style-name="T3">(24-34)</text:span></text:h>
      <text:list xml:id="list2051522594" text:style-name="L3">
        <text:list-item>
          <text:p text:style-name="P3">“You cannot be a slave of two masters; you will hate one and love the other; you will be loyal to one and despise the other. You cannot serve both God and money.<text:bookmark text:name="en-GNT-26354"/> “This is why I tell you: do not be worried about the food and drink you need in order to stay alive, or about clothes for your body. After all, isn't life worth more than food? And isn't the body worth more than clothes? <text:bookmark text:name="en-GNT-26355"/>Look at the birds: they do not plant seeds, gather a harvest and put it in barns; yet your Father in heaven takes care of them! Aren't you worth much more than birds? <text:bookmark text:name="en-GNT-26356"/>Can any of you live a bit longer by worrying about it?<text:bookmark text:name="en-GNT-26357"/> “And why worry about clothes? Look how the wild flowers grow: they do not work or make clothes for themselves. <text:bookmark text:name="en-GNT-26358"/>But I tell you that not even King Solomon with all his wealth had clothes as beautiful as one of these flowers. <text:bookmark text:name="en-GNT-26359"/>It is God who clothes the wild grass—grass that is here today and gone tomorrow, burned up in the oven. Won't he be all the more sure to clothe you? What little faith you have!<text:bookmark text:name="en-GNT-26360"/> “So do not start worrying: ‘Where will my food come from? or my drink? or my clothes?’ <text:bookmark text:name="en-GNT-26361"/>(These are the things the pagans are always concerned about.) Your Father in heaven knows that you need all these things. <text:bookmark text:name="en-GNT-26362"/>Instead, be concerned above everything else with the Kingdom of God and with what he requires of you, and he will provide you with all these other things. <text:bookmark text:name="en-GNT-26363"/>So do not worry about tomorrow; it will have enough worries of its own. There is no need to add to the troubles each day brings.</text:p>
        </text:list-item>
        <text:list-item>
          <text:p text:style-name="P7"><text:soft-page-break/>We can not serve two masters at once; we’ll love one more than the other, <text:span text:style-name="T17">we’ll despise one over the other</text:span>. <text:span text:style-name="T8">We can’t serve God and money at the same time, </text:span><text:span text:style-name="T9">the choice is ours. </text:span><text:span text:style-name="T10">If we choose God we should show it by our faith in him and living according to his commands. </text:span><text:span text:style-name="T11">If we choose God we should not worry about tomorrow, about </text:span><text:span text:style-name="T10"><text:s/></text:span><text:span text:style-name="T11">food , about clothing, about anything; rather we should trust in God who know</text:span><text:span text:style-name="T13">s</text:span><text:span text:style-name="T11"> all we need and he’ll provide for us. </text:span><text:span text:style-name="T14">Worry doesn’t improve our situation, it actually takes from us our joy, peace, love, health and others.</text:span><text:span text:style-name="T11"> </text:span><text:span text:style-name="T12">If we choose money, </text:span><text:span text:style-name="T18">then</text:span><text:span text:style-name="T12"> live according to it’s standard</text:span><text:span text:style-name="T18">s</text:span><text:span text:style-name="T12"> but </text:span><text:span text:style-name="T15">it is</text:span><text:span text:style-name="T12"> all vanity, they riches will perish.</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2T08:10:53.563236248</meta:creation-date>
    <dc:date>2021-10-22T08:54:01.324225362</dc:date>
    <meta:editing-duration>PT42M57S</meta:editing-duration>
    <meta:editing-cycles>27</meta:editing-cycles>
    <meta:generator>LibreOffice/6.4.7.2$Linux_X86_64 LibreOffice_project/40$Build-2</meta:generator>
    <meta:document-statistic meta:table-count="0" meta:image-count="0" meta:object-count="0" meta:page-count="2" meta:paragraph-count="11" meta:word-count="680" meta:character-count="3478" meta:non-whitespace-character-count="2815"/>
  </office:meta>
</office:document-meta>
</file>